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5109CEE7E23D794D.png" manifest:media-type="image/png"/>
  <manifest:file-entry manifest:full-path="Pictures/100000000000033C0000026D847ACE982C6E20B6.png" manifest:media-type="image/png"/>
  <manifest:file-entry manifest:full-path="Pictures/10000000000000580000001F99D2A38C014B254B.png" manifest:media-type="image/png"/>
  <manifest:file-entry manifest:full-path="Pictures/1000020100000500000002D089E0F4EAC9C0B774.png" manifest:media-type="image/png"/>
  <manifest:file-entry manifest:full-path="Pictures/10000000000004220000031A19A7B6A033A9B6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Software Development Process<text:line-break/>Using Waterfall Methodology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By</text:p>
            <text:p text:style-name="P2">Jonathan Disl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oftware Development Proces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99D2A38C014B2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19A7B6A033A9B628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30T17:09:34.084984316</meta:creation-date>
    <meta:editing-duration>PT6M45S</meta:editing-duration>
    <meta:editing-cycles>2</meta:editing-cycles>
    <meta:generator>LibreOffice/7.0.2.2$MacOSX_X86_64 LibreOffice_project/8349ace3c3162073abd90d81fd06dcfb6b36b994</meta:generator>
    <dc:title>Blueprint Plans</dc:title>
    <dc:date>2020-10-30T17:16:18.480398110</dc:date>
    <meta:document-statistic meta:object-count="66"/>
  </office:meta>
</office:document-meta>
</file>